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0529" officeooo:paragraph-rsid="0012052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20529" officeooo:paragraph-rsid="0012052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D0036 – Sistemas Operacionais</text:p>
      <text:p text:style-name="P2"/>
      <text:p text:style-name="P2">Atividade 3 – Escalonamento de Processos</text:p>
      <text:p text:style-name="P1"/>
      <text:p text:style-name="P1">Devem ser implementados dois programas em Python contendo algoritmos de escalonamento.</text:p>
      <text:p text:style-name="P1"/>
      <text:p text:style-name="P1">O primeiro algoritmo a ser implementado é o Round-Robin (ou circular), onde os processos são executados um atrás do outro e não uso de prioridades. O primeiro processo depois de executado deverá retornar para o final da fila.</text:p>
      <text:p text:style-name="P1"/>
      <text:p text:style-name="P1">O segundo algoritmo a ser implementado é o Por Prioridades, onde existem diversas classes de prioridades de processos , onde os processos dentro dessa classe são executados de forma circular. A <text:s/>classe com prioridade mais alta deve ser executada primeiro antes das outras, e, as outras só poderam ser executadas quando a classe de prioridade maior acabar com os seus processos, a não ser que aja algum controle para evitar starvation.</text:p>
      <text:p text:style-name="P1"/>
      <text:p text:style-name="P1">Deverão ser utilizadas pelo menos 3 threads para a realização da tarefa.</text:p>
      <text:p text:style-name="P1"/>
      <text:p text:style-name="P1">Os programas deverão conter além dos algoritmos de escalonamento uma função CPU onde deverá receber como parâmetro uma thread e iniciar a sua execução.</text:p>
      <text:p text:style-name="P1"/>
      <text:p text:style-name="P1">Cada função que as threadas estarão executando receberão como parâmetro um número, esse número deverá ser o tempo que a thread vai executar, simbolizando o tempo que ela tem dentro da CPU. Quando esse tempo acaba o algortimo de escalonamento deverá escolher uma outra thread para ser executada pela CPU, chamando a função CPU novamente e passando a thread escolhida como parâm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17:29.443906938</meta:creation-date>
    <dc:date>2019-08-21T21:32:01.144075444</dc:date>
    <meta:editing-duration>PT31S</meta:editing-duration>
    <meta:editing-cycles>1</meta:editing-cycles>
    <meta:document-statistic meta:table-count="0" meta:image-count="0" meta:object-count="0" meta:page-count="1" meta:paragraph-count="8" meta:word-count="226" meta:character-count="1420" meta:non-whitespace-character-count="1199"/>
    <meta:generator>LibreOffice/5.1.6.2$Linux_X86_64 LibreOffice_project/10m0$Build-2</meta:generator>
  </office:meta>
</office:document-meta>
</file>